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4e0b7" officeooo:paragraph-rsid="0014e0b7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18in" fo:min-width="4.9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3">BORNHACK</text:p>
      <text:p text:style-name="P4">PARKING</text:p>
      <text:p text:style-name="P6"/>
      <text:p text:style-name="P2"><draw:custom-shape text:anchor-type="paragraph" draw:z-index="1" draw:style-name="gr1" svg:width="5.6913in" svg:height="2.6232in" svg:x="0.3728in" svg:y="0.34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19:38:43.698000000</dc:date>
    <meta:editing-duration>PT18M3S</meta:editing-duration>
    <meta:editing-cycles>8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8" meta:non-whitespace-character-count="70"/>
  </office:meta>
</office:document-meta>
</file>